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Rubik" svg:font-family="Rubik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434343" style:text-line-through-style="none" style:text-line-through-type="none" style:font-name="Rubik" fo:font-size="20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in" fo:margin-bottom="0.139in" loext:contextual-spacing="false" fo:line-height="156%" style:writing-mode="lr-tb"/>
      <style:text-properties fo:font-variant="normal" fo:text-transform="none" fo:color="#000000" style:text-line-through-style="none" style:text-line-through-type="none" style:font-name="Rubik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.139in" loext:contextual-spacing="false" fo:line-height="156%" style:writing-mode="lr-tb"/>
      <style:text-properties fo:font-weight="normal"/>
    </style:style>
    <style:style style:name="P4" style:family="paragraph" style:parent-style-name="Text_20_body" style:list-style-name="L1">
      <loext:graphic-properties draw:fill="none" draw:fill-color="#ffffff"/>
      <style:paragraph-properties fo:margin-top="0in" fo:margin-bottom="0.139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Rubik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3">
      <loext:graphic-properties draw:fill="none" draw:fill-color="#ffffff"/>
      <style:paragraph-properties fo:margin-top="0in" fo:margin-bottom="0.139in" loext:contextual-spacing="false" fo:line-height="138%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Rubik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0.5in" fo:margin-right="0in" fo:margin-top="0in" fo:margin-bottom="0.139in" loext:contextual-spacing="false" fo:line-height="156%" fo:text-indent="0in" style:auto-text-indent="false" style:writing-mode="lr-tb"/>
      <style:text-properties fo:font-weight="normal"/>
    </style:style>
    <style:style style:name="P7" style:family="paragraph" style:parent-style-name="Text_20_body" style:list-style-name="L2">
      <loext:graphic-properties draw:fill="none" draw:fill-color="#ffffff"/>
      <style:paragraph-properties fo:margin-left="0.5in" fo:margin-right="0in" fo:margin-top="0in" fo:margin-bottom="0.139in" loext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Rubik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.222in" fo:margin-bottom="0.0555in" loext:contextual-spacing="false" fo:line-height="156%" style:writing-mode="lr-tb"/>
      <style:text-properties fo:font-variant="normal" fo:text-transform="none" fo:color="#434343" style:text-line-through-style="none" style:text-line-through-type="none" style:font-name="Rubik" fo:font-size="17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Rubik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Rubik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solid" style:text-line-through-type="single" style:font-name="Rubik" fo:font-size="12pt" fo:font-style="normal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docs-internal-guid-a4a96e49-7fff-a5e1-6687-6e24f9a83ad7"/>Desafío</text:h>
      <text:p text:style-name="P2">Una clínica dental necesita informatizar su operatoria. Por lo cual, te solicitan un sistema para la gestión de sus pacientes, donde puedan darlos de alta, buscarlos, eliminarlos y modificarlos. Al registrar un paciente los datos que se le solicitan son:</text:p>
      <text:list xml:id="list1294246778" text:style-name="L1">
        <text:list-item>
          <text:p text:style-name="P4">Apellido</text:p>
        </text:list-item>
        <text:list-item>
          <text:p text:style-name="P4">Nombre</text:p>
        </text:list-item>
        <text:list-item>
          <text:p text:style-name="P4">DNI</text:p>
        </text:list-item>
        <text:list-item>
          <text:p text:style-name="P4">Fecha de ingreso </text:p>
        </text:list-item>
        <text:list-item>
          <text:p text:style-name="P4">Domicilio </text:p>
          <text:list>
            <text:list-item>
              <text:p text:style-name="P4">Calle</text:p>
            </text:list-item>
            <text:list-item>
              <text:p text:style-name="P4">Número</text:p>
            </text:list-item>
          </text:list>
        </text:list-item>
      </text:list>
      <text:list xml:id="list4225624898" text:style-name="L2">
        <text:list-item>
          <text:p text:style-name="P7"><text:bookmark text:name="docs-internal-guid-e4da92c3-7fff-f6da-6672-b1cc74377d36"/>Localidad</text:p>
        </text:list-item>
        <text:list-item>
          <text:p text:style-name="P7">Provincia</text:p>
        </text:list-item>
      </text:list>
      <text:p text:style-name="P6"><text:span text:style-name="T1">Además, le agregaremos un ID </text:span><text:span text:style-name="T4">autoincrementable</text:span><text:span text:style-name="T3"> </text:span><text:span text:style-name="T1">tanto a los pacientes como a los domicilios.</text:span></text:p>
      <text:p text:style-name="P3"><text:span text:style-name="T1">Se pide utilizar H2 como base de datos, aplicar el patrón DAO y testear con JUnit. Tener en cuenta que el modelado de clases debe contar con al menos dos clases: </text:span><text:span text:style-name="T2">PACIENTE </text:span><text:span text:style-name="T1">y </text:span><text:span text:style-name="T2">DOMICILIO</text:span><text:span text:style-name="T1">, con la consideración de que los pacientes podrán tener solo un domicilio.</text:span></text:p>
      <text:p text:style-name="P2">Crear solo una clase de servicio, PacienteService, y crear por cada entidad un DAO, es decir, DomicilioDAOH2 y PacienteDAOH2. Al guardar y buscar un paciente en PacienteDAOH2 deberás invocar el guardar y buscar de DomicilioDAOH2.</text:p>
      <text:p text:style-name="P8">Tests de aceptación</text:p>
      <text:p text:style-name="P2"><text:soft-page-break/>Guardar en la base de datos dos o más pacientes con sus respectivos domicilios antes de ejecutar los tests.</text:p>
      <text:p text:style-name="P2">Utilizando la capa de servicio:</text:p>
      <text:list xml:id="list1430397474" text:style-name="L3">
        <text:list-item>
          <text:p text:style-name="P5">Agregar un paciente con domicilio y buscarlo en la base de datos por ID.</text:p>
        </text:list-item>
        <text:list-item>
          <text:p text:style-name="P5">Eliminar el paciente anteriormente creado y luego buscarlo, debe tener también el domicilio.</text:p>
        </text:list-item>
        <text:list-item>
          <text:p text:style-name="P5">Buscar e imprimir en consola todos los pacientes con sus domicilios, serán los pacientes que agregamos antes de ejecutar el primer test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Rubik" svg:font-family="Rubik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09:38:35.469644189</meta:creation-date>
    <dc:date>2022-06-02T10:53:29.335400753</dc:date>
    <meta:editing-duration>PT1H4M43S</meta:editing-duration>
    <meta:editing-cycles>1</meta:editing-cycles>
    <meta:document-statistic meta:table-count="0" meta:image-count="0" meta:object-count="0" meta:page-count="2" meta:paragraph-count="20" meta:word-count="235" meta:character-count="1383" meta:non-whitespace-character-count="1178"/>
    <meta:generator>LibreOffice/6.4.7.2$Linux_X86_64 LibreOffice_project/40$Build-2</meta:generator>
  </office:meta>
</office:document-meta>
</file>